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丸ゴ ProN1"/>
    </style:style>
    <style:style style:name="P2" style:family="paragraph" style:parent-style-name="Standard">
      <style:text-properties officeooo:paragraph-rsid="001873fd" style:font-name-asian="ヒラギノ丸ゴ ProN1"/>
    </style:style>
    <style:style style:name="P3" style:family="paragraph" style:parent-style-name="Standard">
      <style:text-properties officeooo:paragraph-rsid="0019167c" style:font-name-asian="ヒラギノ丸ゴ ProN1"/>
    </style:style>
    <style:style style:name="P4" style:family="paragraph" style:parent-style-name="Standard">
      <style:text-properties officeooo:paragraph-rsid="001acf04" style:font-name-asian="ヒラギノ丸ゴ ProN1"/>
    </style:style>
    <style:style style:name="P5" style:family="paragraph" style:parent-style-name="Standard">
      <style:text-properties officeooo:paragraph-rsid="00218a6e" style:font-name-asian="ヒラギノ丸ゴ ProN1"/>
    </style:style>
    <style:style style:name="P6" style:family="paragraph" style:parent-style-name="Standard">
      <style:text-properties officeooo:paragraph-rsid="00384fa3" style:font-name-asian="ヒラギノ丸ゴ ProN1"/>
    </style:style>
    <style:style style:name="P7" style:family="paragraph" style:parent-style-name="Standard">
      <style:text-properties officeooo:paragraph-rsid="00431b34" style:font-name-asian="ヒラギノ丸ゴ ProN1"/>
    </style:style>
    <style:style style:name="P8" style:family="paragraph" style:parent-style-name="Standard">
      <style:text-properties officeooo:paragraph-rsid="00485eff" style:font-name-asian="ヒラギノ丸ゴ ProN1"/>
    </style:style>
    <style:style style:name="P9" style:family="paragraph" style:parent-style-name="Standard">
      <style:text-properties officeooo:paragraph-rsid="004c6f88" style:font-name-asian="ヒラギノ丸ゴ ProN1"/>
    </style:style>
    <style:style style:name="P10" style:family="paragraph" style:parent-style-name="Standard">
      <style:text-properties officeooo:paragraph-rsid="004ca625" style:font-name-asian="ヒラギノ丸ゴ ProN1"/>
    </style:style>
    <style:style style:name="P11" style:family="paragraph" style:parent-style-name="Standard">
      <style:text-properties officeooo:paragraph-rsid="004da560" style:font-name-asian="ヒラギノ丸ゴ ProN1"/>
    </style:style>
    <style:style style:name="P12" style:family="paragraph" style:parent-style-name="Standard">
      <style:text-properties officeooo:paragraph-rsid="004e210f" style:font-name-asian="ヒラギノ丸ゴ ProN1"/>
    </style:style>
    <style:style style:name="P13" style:family="paragraph" style:parent-style-name="Standard">
      <style:text-properties officeooo:paragraph-rsid="004f7ed7" style:font-name-asian="ヒラギノ丸ゴ ProN1"/>
    </style:style>
    <style:style style:name="P14" style:family="paragraph" style:parent-style-name="Standard">
      <style:text-properties officeooo:paragraph-rsid="005162f8" style:font-name-asian="ヒラギノ丸ゴ ProN1"/>
    </style:style>
    <style:style style:name="P15" style:family="paragraph" style:parent-style-name="Standard">
      <style:text-properties officeooo:paragraph-rsid="00533aab" style:font-name-asian="ヒラギノ丸ゴ ProN1"/>
    </style:style>
    <style:style style:name="P16" style:family="paragraph" style:parent-style-name="Standard">
      <style:text-properties officeooo:paragraph-rsid="00541d3c" style:font-name-asian="ヒラギノ丸ゴ ProN1"/>
    </style:style>
    <style:style style:name="P17" style:family="paragraph" style:parent-style-name="Standard">
      <style:text-properties officeooo:paragraph-rsid="0057ed9f" style:font-name-asian="ヒラギノ丸ゴ ProN1"/>
    </style:style>
    <style:style style:name="P18" style:family="paragraph" style:parent-style-name="Standard">
      <style:text-properties officeooo:paragraph-rsid="005883b6" style:font-name-asian="ヒラギノ丸ゴ ProN1"/>
    </style:style>
    <style:style style:name="P19" style:family="paragraph" style:parent-style-name="Standard">
      <style:text-properties officeooo:paragraph-rsid="005d4ad4" style:font-name-asian="ヒラギノ丸ゴ ProN1"/>
    </style:style>
    <style:style style:name="P20" style:family="paragraph" style:parent-style-name="Standard">
      <style:paragraph-properties fo:break-before="page"/>
      <style:text-properties officeooo:paragraph-rsid="0019167c" style:font-name-asian="ヒラギノ丸ゴ ProN1"/>
    </style:style>
    <style:style style:name="P21" style:family="paragraph" style:parent-style-name="Standard">
      <style:paragraph-properties fo:text-align="center" style:justify-single-word="false"/>
      <style:text-properties style:font-name="ヒラギノ丸ゴ ProN" officeooo:rsid="005faf45" officeooo:paragraph-rsid="004c6f88" style:font-name-asian="ヒラギノ丸ゴ ProN" style:font-name-complex="ヒラギノ丸ゴ ProN"/>
    </style:style>
    <style:style style:name="P22" style:family="paragraph" style:parent-style-name="Standard">
      <style:paragraph-properties fo:text-align="center" style:justify-single-word="false"/>
      <style:text-properties style:font-name="ヒラギノ丸ゴ ProN" officeooo:rsid="005faf45" officeooo:paragraph-rsid="005faf45" style:font-name-asian="ヒラギノ丸ゴ ProN" style:font-name-complex="ヒラギノ丸ゴ ProN"/>
    </style:style>
    <style:style style:name="P23" style:family="paragraph" style:parent-style-name="Standard">
      <style:paragraph-properties fo:text-align="center" style:justify-single-word="false"/>
      <style:text-properties style:font-name="ヒラギノ丸ゴ ProN" officeooo:rsid="005faf45" officeooo:paragraph-rsid="006c31dc" style:font-name-asian="ヒラギノ丸ゴ ProN" style:font-name-complex="ヒラギノ丸ゴ ProN"/>
    </style:style>
    <style:style style:name="P24" style:family="paragraph" style:parent-style-name="Standard">
      <style:paragraph-properties fo:text-align="center" style:justify-single-word="false"/>
      <style:text-properties style:font-name="ヒラギノ丸ゴ ProN" officeooo:rsid="005faf45" officeooo:paragraph-rsid="007b8a0e" style:font-name-asian="ヒラギノ丸ゴ ProN" style:font-name-complex="ヒラギノ丸ゴ ProN"/>
    </style:style>
    <style:style style:name="P25" style:family="paragraph" style:parent-style-name="Standard">
      <style:paragraph-properties fo:text-align="center" style:justify-single-word="false"/>
      <style:text-properties style:font-name="ヒラギノ丸ゴ ProN" officeooo:rsid="005faf45" officeooo:paragraph-rsid="008a289f" style:font-name-asian="ヒラギノ丸ゴ ProN" style:font-name-complex="ヒラギノ丸ゴ ProN"/>
    </style:style>
    <style:style style:name="P26" style:family="paragraph" style:parent-style-name="Standard">
      <style:paragraph-properties fo:text-align="center" style:justify-single-word="false"/>
      <style:text-properties style:font-name="ヒラギノ丸ゴ ProN" officeooo:rsid="005faf45" officeooo:paragraph-rsid="009a362d" style:font-name-asian="ヒラギノ丸ゴ ProN" style:font-name-complex="ヒラギノ丸ゴ ProN"/>
    </style:style>
    <style:style style:name="P27" style:family="paragraph" style:parent-style-name="Standard">
      <style:text-properties officeooo:paragraph-rsid="005d4ad4" style:font-name-asian="ヒラギノ丸ゴ ProN1"/>
    </style:style>
    <style:style style:name="P28" style:family="paragraph" style:parent-style-name="Standard">
      <style:text-properties officeooo:paragraph-rsid="0028f5cd" style:font-name-asian="ヒラギノ丸ゴ ProN1"/>
    </style:style>
    <style:style style:name="P29" style:family="paragraph" style:parent-style-name="Standard">
      <style:text-properties officeooo:paragraph-rsid="00649344" style:font-name-asian="ヒラギノ丸ゴ ProN1"/>
    </style:style>
    <style:style style:name="P30" style:family="paragraph" style:parent-style-name="Standard">
      <style:text-properties officeooo:paragraph-rsid="0068a752" style:font-name-asian="ヒラギノ丸ゴ ProN1"/>
    </style:style>
    <style:style style:name="P31" style:family="paragraph" style:parent-style-name="Standard">
      <style:text-properties officeooo:paragraph-rsid="006a5854" style:font-name-asian="ヒラギノ丸ゴ ProN1"/>
    </style:style>
    <style:style style:name="P32" style:family="paragraph" style:parent-style-name="Standard">
      <style:text-properties officeooo:paragraph-rsid="006fcdd8" style:font-name-asian="ヒラギノ丸ゴ ProN1"/>
    </style:style>
    <style:style style:name="P33" style:family="paragraph" style:parent-style-name="Standard">
      <style:text-properties officeooo:paragraph-rsid="00707c2c" style:font-name-asian="ヒラギノ丸ゴ ProN1"/>
    </style:style>
    <style:style style:name="P34" style:family="paragraph" style:parent-style-name="Standard">
      <style:text-properties officeooo:paragraph-rsid="00708ebc" style:font-name-asian="ヒラギノ丸ゴ ProN1"/>
    </style:style>
    <style:style style:name="P35" style:family="paragraph" style:parent-style-name="Standard">
      <style:text-properties officeooo:paragraph-rsid="00728173" style:font-name-asian="ヒラギノ丸ゴ ProN1"/>
    </style:style>
    <style:style style:name="P36" style:family="paragraph" style:parent-style-name="Standard">
      <style:text-properties officeooo:paragraph-rsid="00770ef1" style:font-name-asian="ヒラギノ丸ゴ ProN1"/>
    </style:style>
    <style:style style:name="P37" style:family="paragraph" style:parent-style-name="Standard">
      <style:text-properties officeooo:paragraph-rsid="0079bc3d" style:font-name-asian="ヒラギノ丸ゴ ProN1"/>
    </style:style>
    <style:style style:name="P38" style:family="paragraph" style:parent-style-name="Standard">
      <style:text-properties officeooo:paragraph-rsid="007af434" style:font-name-asian="ヒラギノ丸ゴ ProN1"/>
    </style:style>
    <style:style style:name="P39" style:family="paragraph" style:parent-style-name="Standard">
      <style:text-properties officeooo:paragraph-rsid="007b8a0e" style:font-name-asian="ヒラギノ丸ゴ ProN1"/>
    </style:style>
    <style:style style:name="P40" style:family="paragraph" style:parent-style-name="Standard">
      <style:text-properties officeooo:paragraph-rsid="00893859" style:font-name-asian="ヒラギノ丸ゴ ProN1"/>
    </style:style>
    <style:style style:name="P41" style:family="paragraph" style:parent-style-name="Standard">
      <style:text-properties officeooo:paragraph-rsid="008a289f" style:font-name-asian="ヒラギノ丸ゴ ProN1"/>
    </style:style>
    <style:style style:name="P42" style:family="paragraph" style:parent-style-name="Standard">
      <style:text-properties officeooo:paragraph-rsid="00a3208c" style:font-name-asian="ヒラギノ丸ゴ ProN1"/>
    </style:style>
    <style:style style:name="P43" style:family="paragraph" style:parent-style-name="Standard">
      <style:text-properties style:text-underline-style="none" officeooo:paragraph-rsid="00893859" style:font-name-asian="ヒラギノ丸ゴ ProN1"/>
    </style:style>
    <style:style style:name="P44" style:family="paragraph" style:parent-style-name="Standard">
      <style:text-properties style:text-underline-style="none" officeooo:paragraph-rsid="009a362d" style:font-name-asian="ヒラギノ丸ゴ Pro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序章</text:p>
      <text:p text:style-name="P1"/>
      <text:p text:style-name="P2">　彼女に出会ったのは昼下がりの頃だった。</text:p>
      <text:p text:style-name="P2"/>
      <text:p text:style-name="P3">　導かれる様に瓦礫を掘り起こし、美しい人形を見つけた私は思わず息を飲んだ。埋もれていた長い年月の中で壊れていたと思われる外見は自動修復機能で治っており、しかし未だ手足の駆動等を治せず動くことの叶わない彼女は目を覚まし、私にこう言った。</text:p>
      <text:p text:style-name="P3"/>
      <text:p text:style-name="P3">「やっと迎えに来てくれた…私のご主人様。」</text:p>
      <text:p text:style-name="P3"/>
      <text:p text:style-name="P20"/>
      <text:p text:style-name="P3"/>
      <text:p text:style-name="P5">第１章　葬式</text:p>
      <text:p text:style-name="P3"/>
      <text:p text:style-name="P9">　家族の付き合いで葬儀に出席することになった。</text:p>
      <text:p text:style-name="P9">　私とは殆ど面識はなかったけど祖母や父が随分とお世話になった人物らしい。</text:p>
      <text:p text:style-name="P10">　世間では軍事関係の自動人形の開発者として知られるトップ・ドッグマウスの葬儀だ。</text:p>
      <text:p text:style-name="P10">　有名人だけあって特定業界の大者も出席していたが、軍事関係と言うことで一般に忌み嫌われている氏の葬儀に出席するのはあまり乗り気じゃなかった。</text:p>
      <text:p text:style-name="P17">　私にとってはつまらないイベントだ。とは言っても参列者の多くはお互い顔見知りも多いみたいで、同窓会感覚で会話を楽しんでいるようだった。</text:p>
      <text:p text:style-name="P17">　うちの祖母なんかも知り合いが参列していたみたいで他の人たちと同じ様に会話に混じっていたけど、私や父はそうじゃない部類の人間で正直退屈で仕方なかった。</text:p>
      <text:p text:style-name="P9">　私たちが退屈していた中、祖母と話していた一人の老紳士が私たちにも話しかけてきた。</text:p>
      <text:p text:style-name="P3">「そうか、君たちがモールスの息子と孫か。」</text:p>
      <text:p text:style-name="P10">　モールスとは私の祖父の名前である。</text:p>
      <text:p text:style-name="P3">「自己紹介がまだだったね。私はウィロー・ライフィールド、君たちの父親や祖父に当たるモールス・フォーメンとは古い友人だよ。彼にはリビングドールを作ってもらったりと随分とお世話になっていてね、ご子息がこんなに立派に成長していて安心したよ。彼も生きていればさぞ喜んだだろうに。」</text:p>
      <text:p text:style-name="P9"/>
      <text:p text:style-name="P21">☀☁☂☃</text:p>
      <text:p text:style-name="P9"/>
      <text:p text:style-name="P3">　かつてモールス・フォーメンとトップ・ドッグマウスという二人の人形技師がいた。</text:p>
      <text:p text:style-name="P10">　二人は協力して人形を動かす科学の技術と自動で物を動かす魔法の技術を融合させた自動人形という新たな技術を生み出した。</text:p>
      <text:p text:style-name="P10">　だが、人形に命を吹き込みたいというモールス・フォーメンと人形はあくまで人の代わりとなる道具の域を出てはならないという考えのトップ・ドッグマウスは対立し、お互いが別々の道を歩むことになってしまったのだ。</text:p>
      <text:p text:style-name="P9">　モールス・フォーメンは魔法の技術を駆使して人形に命を吹き込むことに成功した。</text:p>
      <text:p text:style-name="P10">　そして命を吹き込まれた人形はリビングドールと命名される。</text:p>
      <text:p text:style-name="P10">　作られたリビングドールたちは次々と世に広まっていき有名になった。</text:p>
      <text:p text:style-name="P18">　私の祖父モールスはリビングドールの創始者と讃えられ、富を築き、結婚もし、子供にも恵まれ幸せの絶頂かと思われた。</text:p>
      <text:p text:style-name="P9">　ところがそんな祖父が苦悩に陥る転機が訪れる。</text:p>
      <text:p text:style-name="P10">　祖父は自分の作成した人形に清廉純白の心を与え、それを各地に広めていた…</text:p>
      <text:p text:style-name="P10">　のだけど、その心が黒くなって人形が暴走するいわゆる「黒化現象」が次々と発生したのだ。</text:p>
      <text:p text:style-name="P10"/>
      <text:p text:style-name="P9">　祖父は原因がわからず悩んだ。</text:p>
      <text:p text:style-name="P9"/>
      <text:p text:style-name="P10">　リビングドールの技術から得た富…最愛の妻と息子…いずれも彼の心を癒せなかったようだ。</text:p>
      <text:p text:style-name="P3">　ある日、祖父モールスは私の祖母と父を残して失踪した。</text:p>
      <text:p text:style-name="P3"/>
      <text:p text:style-name="P6">　祖父が失踪してから私の家は経済的危機に陥った。</text:p>
      <text:p text:style-name="P10">　人々は黒化現象による暴走を恐れてリビングドールを求めなくなったからだ。</text:p>
      <text:p text:style-name="P6">　そんな中で、かつて祖父と一緒に自動人形を技術を確立させたドッグマウス氏が</text:p>
      <text:p text:style-name="P6">「この技術はモールスと二人で作ったものだから。」</text:p>
      <text:p text:style-name="P6">と自動人形技術で手に入れた収益の半分を私たちの一家に入れてくれたのだ。</text:p>
      <text:p text:style-name="P6"><text:soft-page-break/>　祖母と父はかつての祖父の盟友ドッグマウス氏の心遣いに深く感謝した。</text:p>
      <text:p text:style-name="P3"/>
      <text:p text:style-name="P11">　一方で祖父の残したリビングドールの技術は書物にまとめられ私の代まで引き継がれてはいる。</text:p>
      <text:p text:style-name="P11">　けれど、その呪われた技術を誰も求める事はなく、私の祖母や父は祖父の失踪の原因を作ったこの技術を嫌ってしまい、今日まで有効利用される事はなかった。</text:p>
      <text:p text:style-name="P11"/>
      <text:p text:style-name="P22">☀☁☂☃</text:p>
      <text:p text:style-name="P11"/>
      <text:p text:style-name="P12">　とまあこういう経緯もあって、うちでは今も家庭を支え続ける自動人形の技術には感謝している。</text:p>
      <text:p text:style-name="P12">　が、祖父の残したリビングドールの技術は呪われたものとまでは行かなくても祖母も父も良くは想っていない様だ。</text:p>
      <text:p text:style-name="P12">　ライフィード氏がその名前を出した途端、祖母や父の表情が心なしか曇った様に感じた。</text:p>
      <text:p text:style-name="P3">　</text:p>
      <text:p text:style-name="P3">「父にドッグマウスおじさん以外の友人がいるとは驚きました。なんせ自分が物心着く前には失踪して既にいなかったものですから、私は父のことは何も知らなくて…ですが、葬式とは言えこの様な形で父を知るお方に出会えるなんて、ドッグマウスおじさんには亡くなってからもお世話になりっぱなしです。」</text:p>
      <text:p text:style-name="P7">「モールスが失踪…そういう事に…いや、何でもない。お父上の事は残念だったね。だが、モールスは立派な人だったよ。今日の葬儀の当人であるトップと共に人々の生活を豊かにするために自動人形の技術を作り上げたのだから。そのおかげで人手のかかる重労働や危険な作業は全部自動人形に押し付ける事が叶ったんだ。農業に工業、道路や建物の建設なんかの工事、そして戦争までもが……。おかげで私の家が代々治めてきた農村は街へと生まれ変わり、若者が戦争に取られて疲弊する事もなく発展する事ができたわけだ…」</text:p>
      <text:p text:style-name="P7"/>
      <text:p text:style-name="P9">　ライフィールド氏が自動人形のその素晴らしさについて嬉々として語ってくる様子に私は少しまいってしまった。</text:p>
      <text:p text:style-name="P9">　普段話し相手がいなくての久々の会話だったのか、それとも古い友人の事を久々に話せて嬉しかったのか、はたまた単純に話すのが好きなのかはわからないけど、普段あまり見ることのないテンション高めで話すその年寄りが苦手だと感じた瞬間だった。</text:p>
      <text:p text:style-name="P7"/>
      <text:p text:style-name="P7">「リビングドールの技術だって、人々がより人形を使いやすくするためのにとモールスが頑張った成果なんだ。単純な命令しかこなせない自動人形よりも人間と同じ様に意思疎通ができる人形の方がより複雑な頼み事もこなしてくれる、そういう事なんだよ。うちにいる一体もそういうところが便利でねえ、今でもメイドとして働いてもらっているが本当に助かっているんだ。」</text:p>
      <text:p text:style-name="P8">「いや…でも、リビングドールは…」</text:p>
      <text:p text:style-name="P8"/>
      <text:p text:style-name="P13">　思わず口をはさんでしまった…</text:p>
      <text:p text:style-name="P13">　ライフィールド氏の話からリビングドールは便利だという事もその成果に喜んでいる事も伝わってくる。</text:p>
      <text:p text:style-name="P13">　でも私は実際に動くリビングドールを見たことはない</text:p>
      <text:p text:style-name="P13">　心の黒化現象による暴走という問題を抱えているリビングドールを好意的に思っているどころか、今でも稼働させている人間がいる事に正直驚きを隠せなかった。</text:p>
      <text:p text:style-name="P13"/>
      <text:p text:style-name="P13">　私は祖母や父と違ってリビングドールについて否定的じゃない。</text:p>
      <text:p text:style-name="P13">　否定的じゃないだけで肯定的でもない。</text:p>
      <text:p text:style-name="P13">　子供の頃から自動人形が大好きで、十五歳になる頃には自動人形についての技術も一通り学び終える程だった。</text:p>
      <text:p text:style-name="P13"><text:soft-page-break/>　祖父から伝わるリビングドールの技術もその一環として、また単なる興味本位で勉強はしているし、</text:p>
      <text:p text:style-name="P13">今知っている自動人形の技術と組み合わせれば再現できる自信もある。</text:p>
      <text:p text:style-name="P13">　でも、私はリビンドールを作る気にはならなかった。</text:p>
      <text:p text:style-name="P29">　勿論、黒化現象を恐れているというのもある。</text:p>
      <text:p text:style-name="P29">　だけどそれだけじゃない。人の心を人形に与えるというその行為に一人形技師として私は責任を持たなければならないと同時にどうしても疑問を払拭できないでいたからだ。</text:p>
      <text:p text:style-name="P13">　</text:p>
      <text:p text:style-name="P13">「わかっているよ、黒化現象の事だろう？」</text:p>
      <text:p text:style-name="P13">　ライフィールド氏は続けて語る。</text:p>
      <text:p text:style-name="P13">「幸いにもうちのは未だその現象はあらわれていなくてね…」</text:p>
      <text:p text:style-name="P13">「モールスがリビングドールの黒化現象に悩んでいたのは勿論知っているさ。けれど、全てのリビングドールが黒化したわけじゃないし、研究が進めば黒化現象だって改善されるはずなんだよ…」　</text:p>
      <text:p text:style-name="P3">　黒化現象の改善…考えた事もなかった。</text:p>
      <text:p text:style-name="P3">　リビングドールを作り上げるほどの技術者の祖父が匙を投げた難題…その先入観からか黒化現象は避けては通れないものとばかり思っていたからだ。</text:p>
      <text:p text:style-name="P14">「原因もわからないのに本当に改善できるのでしょうか？」</text:p>
      <text:p text:style-name="P14">「私も一応知識としてだけなら祖父の残した書物からリビングドールの作り方やその仕組みについて知っています。その基礎となる自動人形の作る技術も学んでいますので、リビングドールを作る事もできます…が、再現して作ろうとは思いません。」</text:p>
      <text:p text:style-name="P15">「なんと、君はモールスからリビングドールの技術を引き継いだのか！」</text:p>
      <text:p text:style-name="P15">　私がリビングドールの技術を引き継いでいるのが意外だったのか、ライフィールド氏は驚いている。</text:p>
      <text:p text:style-name="P16">「てっきり彼の代で失われてしまった技術だとばかり思っていたよ…トップも死んでしまった今となっては、このまま歴史の闇に消えてしまう他ないと…だが、君がいてくれて良かった。君さえ頑張ればリビングドールを再興できるに違いない！」</text:p>
      <text:p text:style-name="P16">「で、ですから私はリビングドールの再現はしませんし、ましてや再興など…」</text:p>
      <text:p text:style-name="P19">「な、何故だ！？君は自分が引き継いだ技術の価値がわからないのか！？」</text:p>
      <text:p text:style-name="P19">　そんな事を言われても正直困ってしまう。</text:p>
      <text:p text:style-name="P28">　現存するリビングドールの存在を当然伝えらて心踊るところもあるけれど、いきなりリビングドールの復興なんてのは飛躍し過ぎだ。</text:p>
      <text:p text:style-name="P28">「おっ、落ち着いてください。再現はしないとは言いましたがリビングドール自体には興味がありますし…そっ、そのっ…できれば一度動いているリビングドールを見せていただけたら嬉しい…かな…と…」</text:p>
      <text:p text:style-name="P28">「おおっ、それはいい！動いているのを見れば君にもリビングドールのその素晴らしさが伝わるに違いない！」</text:p>
      <text:p text:style-name="P28">　思わず口からでまかせを言ってしまった…いや、リビングドールを見てみたいというのは本当だ…けど、その本音を口走ってしまった事に内心自分でも驚いている。</text:p>
      <text:p text:style-name="P28">「そうだ、君にうちのリビングドールのメンテナンスを依頼しよう。いや、悪いところがあるって訳じゃあないんだが稼働させて最後にモールスに見てもらってから随分経つからなあ…何処か調子の悪いところがないか見てもらいたいんじゃ。」</text:p>
      <text:p text:style-name="P28"/>
      <text:p text:style-name="P28"/>
      <text:p text:style-name="P28"/>
      <text:p text:style-name="P28"/>
      <text:p text:style-name="P28">　</text:p>
      <text:p text:style-name="P28"/>
      <text:p text:style-name="P3"/>
      <text:p text:style-name="P20"/>
      <text:p text:style-name="P4">第２章　終わりと始まりの街</text:p>
      <text:p text:style-name="P4"/>
      <text:p text:style-name="P30">　街に到着したのは昼頃だった。</text:p>
      <text:p text:style-name="P30">　祖父の作った人形に出会うため、この街へとはるばるやって来たのだ。</text:p>
      <text:p text:style-name="P30">　なり行きとは言え引き受けてしまったリビングドールのメンテナンス依頼ではあったけれど、元々自動人形に人一倍興味のある私は実家からここまでの旅路で自分でも驚くぐらいにリビングドールへの期待を膨らませている。</text:p>
      <text:p text:style-name="P30">　街の中でも一際大きいライフィード氏の館には迷わず見つける事ができ、私は祖父の作品に出会う心を抑えきれず早速尋ねることにした。</text:p>
      <text:p text:style-name="P4"/>
      <text:p text:style-name="P4">「ウェル・フォーメン様ですね？お待ちしておりました。」</text:p>
      <text:p text:style-name="P31">　館の門の前に行くと私の気配を察したのか一体の人形が駆けつけてきた。</text:p>
      <text:p text:style-name="P31">　姿背丈は成人女性…いや、それよりも若干若い感じでメイドの格好をしている、</text:p>
      <text:p text:style-name="P31">　人形技師の端くれである私が見れば人形だと一発でわかるものの、普通の人が見れば可愛らしいメイドさんにしか見えないと思う外見だ。</text:p>
      <text:p text:style-name="P33">「初めまして、私はナインペインと申します。」</text:p>
      <text:p text:style-name="P31"/>
      <text:p text:style-name="P23">☀☁☂☃</text:p>
      <text:p text:style-name="P31"/>
      <text:p text:style-name="P31">　ナインペインと名乗る人形に連れられ、私は屋敷の中を案内された。</text:p>
      <text:p text:style-name="P31">　いや、人形に案内されるという事が私にとっては異様でそして初めての事だった。</text:p>
      <text:p text:style-name="P31">　自動人形というのは作り手である人形技師の命令通りに動くもので、使う側はその人形を配置することはあれど命令するなんて事はない。</text:p>
      <text:p text:style-name="P31">「えっと…君が…もしかして…？」</text:p>
      <text:p text:style-name="P31">「はい、私がフォーメン様にメンテナンスさせていただくリビングドールです。ご主人様よりお話は伺っております。」</text:p>
      <text:p text:style-name="P31">　予め人形技師がインプットした定型文を喋る自動人形も一応はいるけれど、このナインペインと名乗る人形は違う…人間と同じ様に会話を行うのだ。</text:p>
      <text:p text:style-name="P31"/>
      <text:p text:style-name="P31">　これじゃあ、まるで人間じゃないか…</text:p>
      <text:p text:style-name="P31"/>
      <text:p text:style-name="P31">　知識としてはもちろん知っていたし、人形に命を吹き込んだらどうなるかという想像通りだ。</text:p>
      <text:p text:style-name="P32">　想像通り、想像通りの存在であるけれど、驚きは隠せない。</text:p>
      <text:p text:style-name="P32">　子供の時に聞かされるおとぎ話の世界にでも出てくる様な存在が目の前にいる。</text:p>
      <text:p text:style-name="P34">　喋る犬…喋る猫なんかの会話ができる動物、喋る花…喋る木なんかの会話ができる植物、喋る家、喋る家具…そして喋る人形なんかの喋る無機物。これらはおとぎ話の世界にこそ存在はするけど現実の世界で私たちが会話を行うのは人間同士。</text:p>
      <text:p text:style-name="P35">　だからこそ、会話ができる存在、ましてや人の形をしている存在だからなのか。まるで人間…そんな風に思わず感じてしまったのかもしれない。</text:p>
      <text:p text:style-name="P35"/>
      <text:p text:style-name="P35">　祖父がかつて熱望して作った生きた人形リビングドール。</text:p>
      <text:p text:style-name="P35">　ライフィード氏があの時その便利さを熱弁していたリビングドール。</text:p>
      <text:p text:style-name="P35">　祖父は人間を作りたかったのかと思うと人形技師として正直ゾッとしてしまい、ライフィールド氏が自分に従順な人間を作りたかったのかと思うと人としてゾッとしてしまう。</text:p>
      <text:p text:style-name="P36">　だけど人間なんか作ったところで人形みたいに思い通りに動いてくれるはずが…と一瞬考えたところでリビングドールには清廉純白の心を与えるという事を思い出した。</text:p>
      <text:p text:style-name="P37"><text:soft-page-break/>　人間…もとい生きた人形を従順に従わせるために埋め込む清廉純白な心…</text:p>
      <text:p text:style-name="P37">　そして、その心が何らかの原因によって失われる事により人形として従わせる事ができなくなるのが黒化現象によるリビングドールの暴走って事か…</text:p>
      <text:p text:style-name="P37">　だがしかし、心が純白だからと言って命令に従うものだろうか？ましてや純白じゃなくなるから暴走を引き起こすなんてのはよく考えたら変だ。</text:p>
      <text:p text:style-name="P38">　そもそも、このナインペインと名乗ったリビングドールはメイドとして働いていて、その役割上主人の命令に従順なのは人間とか人形とか関係なく当然の事だし、ましてや心が純白清廉だなんて事は微塵も関係ないじゃないか。</text:p>
      <text:p text:style-name="P38">　とか考えているうちに屋敷の応接間に着いた。</text:p>
      <text:p text:style-name="P38">「ご主人様をお呼びしますので少々お待ちください。」</text:p>
      <text:p text:style-name="P38"/>
      <text:p text:style-name="P24">☀☁☂☃</text:p>
      <text:p text:style-name="P39"/>
      <text:p text:style-name="P38">　応接間で待っていると間も無くライフィールド氏が現れた。</text:p>
      <text:p text:style-name="P38">「やあ、よく来てくれた。どうだい、うちのリビングドールのナインペインは？人間のメイドと変わらないだろう？」</text:p>
      <text:p text:style-name="P38">「ええ、驚きました。リビングドールと言うだけあってまるで生きている…いや、その体以外は正に人間そのものかと。ただ…」</text:p>
      <text:p text:style-name="P38">「お茶をお持ち致しました。」</text:p>
      <text:p text:style-name="P38">　メイドのリビングドールが客人である私と主人であるライフィールド氏にお茶を入れる…</text:p>
      <text:p text:style-name="P38">　普通の人形ならば持ち主がお茶汲み用の人形を起動させてお茶を入れさせる…のだが、この人形は違った。</text:p>
      <text:p text:style-name="P38">　主人であるライフィールド氏が特に命令することもなく自分の判断でお茶を入れに来たのだ。</text:p>
      <text:p text:style-name="P38">「ただ…どううしたのかね？」</text:p>
      <text:p text:style-name="P38">　いけない、会話の途中でつい人形に気を取られてしまった。</text:p>
      <text:p text:style-name="P38">「ただ、メイドがやる仕事ならリビングドールでなくても普通の自動人形で十分なのではないかと。例えば先ほど私が屋敷の中を案内されたのも、今みたいにお茶を入れるのも、用途別に専用の自動人形を用意してやらせれば済む話ですし、メイドの仕事である炊事洗濯も自動人形でも行えます。」</text:p>
      <text:p text:style-name="P38">「そうきたか…なるほど…」</text:p>
      <text:p text:style-name="P38">　ライフィールド氏は少し考えたように間を開けるも続けて答えた。</text:p>
      <text:p text:style-name="P38">「人形技師というのは人形は道具の領域を超えられないと考える…いや、あるいは君の性分では人形は道具の領域を超えてはいけないと思う…そういう事かね…？昔も同じような事を…いや、なんでもない。」</text:p>
      <text:p text:style-name="P38">　道具の領域を超えてはいけない…確かにそう思ってはいるし図星ではあるけれど、それがどうしたとこの老人が言いたいのかがわからなかった。</text:p>
      <text:p text:style-name="P38">「はい…確かに思っています。というよりは道具の領域を超える必要性を感じた事がなく…実のところよくわかりません。」</text:p>
      <text:p text:style-name="P38">「そうか…君はまだ若いか。予め定められた設定通りに動くだけの存在では埋められない、自分の意志で動き会話を行える人形の素晴らしさを理解できる時が君にもいつか来るよ。君にはうちのナインペインのメンテナンスを依頼していたね。彼女に触れて学ぶ事もきっと多いはずだ。」</text:p>
      <text:p text:style-name="P38">　リビングドールのメンテナンス…つい先ほど実物を見る前は普通の自動人形のメンテナンスの延長線上だと思っていたけど…あの生々しい姿を見ると体は人形である事をわかっていても、生きているものを解剖する恐怖と未知のものの中を覗く期待が入り混じったような何とも不思議な気分に襲われた、</text:p>
      <text:p text:style-name="P38">「おっと、また横道に外れてしまった…いや、この話も本筋ではあるのだが、先の葬儀の時といい人形の話となるとつい熱くなってしまい、本来言おうとしていた事を忘れてしまう…私の悪い癖だよ。本当はモールスから口止めされている事だし、随分言おうかどうか悩んだ事で本当ならあの場で話して<text:soft-page-break/>いた方がよかったかもだ…彼の妻や息子には話せない内容だが孫である君にはモールスの名誉の為にも一部分だけでも話しておかなければいけない…そう思った次第…だ…」</text:p>
      <text:p text:style-name="P40">　突然、そして唐突な話題の変更に私は面食らった。</text:p>
      <text:p text:style-name="P40">「話そう…モールス・フォーメンは失踪したのではなく、とある戦いの末に殺された事を。」</text:p>
      <text:p text:style-name="P41"/>
      <text:p text:style-name="P25">☀☁☂☃</text:p>
      <text:p text:style-name="P41"/>
      <text:p text:style-name="P40">「モールスは一般的にはリビングドールの黒化現象に悩んだ末、それに耐えきれず失踪したことになっている…のだが、実際は違う。彼は家族にすら事情を話せない相手を倒さねばならず、更にその相手がこの街の近くに潜伏している事を突き止め、五十年前にこの街の私のところを訪ねたきたのだ。」</text:p>
      <text:p text:style-name="P40">　突然の事で理解が追いつかなかった。倒すってどうしてリビングドールの開発者とはいえ人形技師でしかない祖父がそんな物騒な事に？しかも家族に伝えられないとかどう言う事？</text:p>
      <text:p text:style-name="P40">「その相手と言うのは彼の名誉を守る為にも君であっても言えない…私が墓場まで持っていく秘密だ…だが、モールスが黒化現象を恐れて逃げ出したような臆病者ではなく、最後まで戦った結果死んだ事を孫である君には知ってもらいたいし、できる事なら彼の意志を継いでリビングドールの復興と発展に力を貸して欲しいんだよ。」</text:p>
      <text:p text:style-name="P40">「そ、そんな…失踪していて生死すらもわからなかった祖父が死んでいて、しかも失踪ではなく殺されたとかいきなり言われましても…しかも、そんな大事な事を祖母や父には話さず私だけに？二人にも伝えるべき重要な事ではないのですか？」</text:p>
      <text:p text:style-name="P40">「君がそう思うのもわかる…だが冷静に考えて欲しい。モールス…君のお祖父さんが死んだ後の今更になって伝えられてどうする？彼を止められなかった事を後悔しないか？あの時知っていれば止められたのにと。そして、今まで失踪した臆病者だと思っていて恨んでいたのは何だったのか…とぶつけどころのない思いはどうなる？」</text:p>
      <text:p text:style-name="P40">「そ…それは…」</text:p>
      <text:p text:style-name="P40">「それに、真実を隠しておきたかったのはモールスの悲願でもあるのだ。だからこそ二人には悪いが今のまま…リビングドールの黒化現象に耐えきれず家族を捨てて逃げ出した臆病者という認識でいてほしいのじゃよ。わかるかい？」</text:p>
      <text:p text:style-name="P43">　確かに祖父がそうしたかったのなら、そうした方がいいのかもしれない。五十年前に知っていたところでどうしようもない事実だし、理由はどうあれ祖父が家族を捨てた事実は変わりないなら、私も父と祖母の二人が苦しまない方がいいと思った。</text:p>
      <text:p text:style-name="P43">「はい、私も父や祖母を今更苦しめるような真似はしたくありません。しかし、真実を隠してまで祖父が倒さなければならなかった相手…祖父の仇についてはやはり何も話せないのでしょうか？」</text:p>
      <text:p text:style-name="P43">「すなまいとは思っているが、こればっかりは話すわけにはいかないのじゃよ。モールスもトップも死んだ今となっては真相も闇の中で、残されたものがとやかく言う相手でも…いや、少々言い訳じみてしまったな。言えばモールスの失踪の真実以上に君のお祖母さんやお父上が傷つく存在、場合によっては自動人形業界そのものへの不信に繋がるかもしれない…そして、何より万が一にも生きていて下手に君にその相手を追えば殺される…そういう事情で言えないのじゃよ。」</text:p>
      <text:p text:style-name="P43">　ライフィールド氏が申し訳なさそうに言えない理由について語る。</text:p>
      <text:p text:style-name="P43">　そこまで色々と理由をつけて隠さなければいけない相手であればいっそ私にも真実を隠したままにしておいた方がよかったんじゃないかとさえ思ってしまう。</text:p>
      <text:p text:style-name="P43">　祖父が殺されたという真実を話してまで私にリビングドールを作ってほしいのだろうか？そう考えるとなんだか複雑な気分だ。</text:p>
      <text:p text:style-name="P43">「仇の相手は話せない…話せないのだが、せめてモールスが死んだ場所については話したい。実を言うと激しい戦いだったのか火事で焼け焦げたのに加えて大量の瓦礫に埋もれてしまっていて今も遺体は見つかっていないのじゃ。そう言う意味では失踪と言うのもあながち間違いではないのだが生きて<text:soft-page-break/>いないのは確かだ。せめて孫の君だけでも墓参りをすればモールスも報われる気がしてな。ここに滞在する間に頃合いを見て行くといい。」</text:p>
      <text:p text:style-name="P26">☀☁☂☃</text:p>
      <text:p text:style-name="P44"/>
      <text:p text:style-name="P43">　ライフィールド氏との会話の後、私はナインペインと名乗り呼ばれるリビングドールに客室へと案内された。</text:p>
      <text:p text:style-name="P43">「フォーメン様がご滞在の間は、私がフォーメン様付きで身の回りのお世話をさせていただく事になっております。とは言え私はフォーメン様のメンテナンスを受けるのがメインです。ですので屋敷の中では常に私が側にいるのが最良かと。」</text:p>
      <text:p text:style-name="P43">　部屋に着いて荷物を下ろした早々こんな事を言われ、まるで監視役かの様にリビングドールに居座られてしまった。</text:p>
      <text:p text:style-name="P43">　でも私がここに来たそもそもの目的はここにいるリビングドール・ナインペインのメンテナンスだし、</text:p>
      <text:p text:style-name="P42">やるならさっさと始めてしまおう…そう思った。</text:p>
      <text:p text:style-name="P42">「それじゃあ早速…仕事の方を始めるよ。」</text:p>
      <text:p text:style-name="P42">　今からメンテナンスを行う人形に対してこんな事を言うなんて不思議な気分だ。</text:p>
      <text:p text:style-name="P42">　普通の自動人形相手なら、まず動力部のスイッチを切ってそのまま各部位のパーツにバラして、それから分解掃除をしつつ破損箇所がないかをチェックするんだけど…そうだ、リビングドールには動力部のスイッチなんてないし…どうしよう…？</text:p>
      <text:p text:style-name="P42">「じゃあ…とりあえず服を脱いでそこのベッドに仰向けになって寝てくれないかな？」</text:p>
      <text:p text:style-name="P42">「…わかりました。」</text:p>
      <text:p text:style-name="P42">　メイド姿の少女の人形は言われた通りに服を脱ぎはじめる…</text:p>
      <text:p text:style-name="P42">　人型の人形が私が口に出した命令によって何処となく恥ずかしそうに服を脱ぐ姿を見て、なんだかイケナイ事をしているような気分になった。けど、服を脱いで出てきた裸体は人形のもので、今扱っているものはやはり人形なんだと少しだけ安心した。</text:p>
      <text:p text:style-name="P42">　服を脱ぎ終えて全裸になったナインペインは部屋にある客用のベッドで横になる。</text:p>
      <text:p text:style-name="P42">　人形の体を一度バラバラにするためにその姿をまじまじと観察する。するとナインペインが恥ずかしそうに言った。</text:p>
      <text:p text:style-name="P42">「…あの…そんなに見つめられますと…お恥ずかしゅうございます…」</text:p>
      <text:p text:style-name="P42">　忘れていた…リビングドールには心を入れているんだった。</text:p>
      <text:p text:style-name="P42">　だから、恥じらいと言う心も持っているのかこの人形は。</text:p>
      <text:p text:style-name="P42">　厄介…だなあ…だけど面白い…かも</text:p>
      <text:p text:style-name="P42">　少しずつだがリビングドールについて好意的になれるかもしれない。</text:p>
      <text:p text:style-name="P42">　最初こそ人間の様に動く人形に戸惑い、嫌悪感のようなものを感じたが何とかなるかもしれない。</text:p>
      <text:p text:style-name="P42">　折角ここまで来たのだし…それに祖父の作品に触れる貴重な機会でもあるわけだし…できることなら何かを得たいし、祖父の事も嫌いにはなりたくない。</text:p>
      <text:p text:style-name="P42">「これから関節のパーツを外して一旦バラバラにするけど大丈夫かな…？」</text:p>
      <text:p text:style-name="P42">「はい…問題ございません…」</text:p>
      <text:p text:style-name="P42">　人形に対して了承を得ながらパーツ毎への分解を行うという不思議な経験だ。</text:p>
      <text:p text:style-name="P42">　実際に分解してみると普段取り扱う自動人形よりも機械技術部分の作りが比較的簡単な構造になっている事に驚く。</text:p>
      <text:p text:style-name="P42">　自動人形もリビングドールも機械部分を魔法の力で動かすのが基本となっている。</text:p>
      <text:p text:style-name="P42">　しかしながら自我を持たない自動人形は動くのに複雑な機巧を持つのに対し、リビングドールの方は自我を持って考えながら動くためか単純な構造をしていて、大きさこそ違えど子供が人形遊びで使う人形そのものだった。</text:p>
      <text:p text:style-name="P42">　心臓部…言わば人形の真の本体は魔法技術で作られた核心で、自動人形とリビンドールの根本的な違いはこの核の部分のである。</text:p>
      <text:p text:style-name="P42"><text:soft-page-break/>　リビングドールは自我をもって行動するため魔法</text:p>
      <text:p text:style-name="P42">　</text:p>
      <text:p text:style-name="P38">　</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tb-rl"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2:01:41.537269000</meta:creation-date>
    <dc:date>2017-05-06T09:24:49.586960000</dc:date>
    <meta:editing-duration>P19DT17H59M28S</meta:editing-duration>
    <meta:editing-cycles>51</meta:editing-cycles>
    <meta:generator>LibreOffice_Vanilla/5.2.3.5$MacOSX_X86_64 LibreOffice_project/83adc9c35c74e0badc710d981405858b1179a327</meta:generator>
    <meta:document-statistic meta:table-count="0" meta:image-count="0" meta:object-count="0" meta:page-count="9" meta:paragraph-count="182" meta:word-count="9457" meta:character-count="9597" meta:non-whitespace-character-count="9476"/>
  </office:meta>
</office:document-meta>
</file>